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7 8565@1.8 GHz" table:style-name="ta1">
        <table:shapes>
          <draw:frame draw:z-index="0" draw:style-name="gr1" draw:text-style-name="P1" svg:width="453.51pt" svg:height="255.09pt" svg:x="70.98pt" svg:y="579.71pt">
            <draw:object draw:notify-on-update-of-ranges="'i7 8565@1.8 GHz'.C9:'i7 8565@1.8 GHz'.F9 'i7 8565@1.8 GHz'.C41:'i7 8565@1.8 GHz'.F41 'i7 8565@1.8 GHz'.C9:'i7 8565@1.8 GHz'.F9 'i7 8565@1.8 GHz'.C42:'i7 8565@1.8 GHz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OpenCV Measureme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9.824" calcext:value-type="float">
            <text:p>19.824</text:p>
          </table:table-cell>
          <table:table-cell table:number-columns-repeated="2" office:value-type="float" office:value="23.404" calcext:value-type="float">
            <text:p>23.404</text:p>
          </table:table-cell>
          <table:table-cell office:value-type="float" office:value="75.115" calcext:value-type="float">
            <text:p>75.1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5.394" calcext:value-type="float">
            <text:p>75.394</text:p>
          </table:table-cell>
          <table:table-cell table:number-columns-repeated="2" office:value-type="float" office:value="76.481" calcext:value-type="float">
            <text:p>76.481</text:p>
          </table:table-cell>
          <table:table-cell office:value-type="float" office:value="81.681" calcext:value-type="float">
            <text:p>81.68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5.218" calcext:value-type="float">
            <text:p>95.218</text:p>
          </table:table-cell>
          <table:table-cell table:number-columns-repeated="2" office:value-type="float" office:value="99.885" calcext:value-type="float">
            <text:p>99.885</text:p>
          </table:table-cell>
          <table:table-cell office:value-type="float" office:value="156.796" calcext:value-type="float">
            <text:p>156.7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9.696" calcext:value-type="float">
            <text:p>19.696</text:p>
          </table:table-cell>
          <table:table-cell table:number-columns-repeated="2" office:value-type="float" office:value="23.079" calcext:value-type="float">
            <text:p>23.079</text:p>
          </table:table-cell>
          <table:table-cell office:value-type="float" office:value="66.658" calcext:value-type="float">
            <text:p>66.65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72.753" calcext:value-type="float">
            <text:p>72.753</text:p>
          </table:table-cell>
          <table:table-cell office:value-type="float" office:value="77.66" calcext:value-type="float">
            <text:p>77.6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176" calcext:value-type="float">
            <text:p>92.176</text:p>
          </table:table-cell>
          <table:table-cell table:number-columns-repeated="2" office:value-type="float" office:value="95.832" calcext:value-type="float">
            <text:p>95.832</text:p>
          </table:table-cell>
          <table:table-cell office:value-type="float" office:value="144.318" calcext:value-type="float">
            <text:p>144.31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9.27" calcext:value-type="float">
            <text:p>19.27</text:p>
          </table:table-cell>
          <table:table-cell table:number-columns-repeated="2" office:value-type="float" office:value="24.244" calcext:value-type="float">
            <text:p>24.244</text:p>
          </table:table-cell>
          <table:table-cell office:value-type="float" office:value="64.606" calcext:value-type="float">
            <text:p>64.60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87.42" calcext:value-type="float">
            <text:p>87.42</text:p>
          </table:table-cell>
          <table:table-cell table:number-columns-repeated="2" office:value-type="float" office:value="87.735" calcext:value-type="float">
            <text:p>87.735</text:p>
          </table:table-cell>
          <table:table-cell office:value-type="float" office:value="77.757" calcext:value-type="float">
            <text:p>77.75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6.69" calcext:value-type="float">
            <text:p>106.69</text:p>
          </table:table-cell>
          <table:table-cell table:number-columns-repeated="2" office:value-type="float" office:value="111.979" calcext:value-type="float">
            <text:p>111.979</text:p>
          </table:table-cell>
          <table:table-cell office:value-type="float" office:value="142.363" calcext:value-type="float">
            <text:p>142.36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9.38" calcext:value-type="float">
            <text:p>19.38</text:p>
          </table:table-cell>
          <table:table-cell table:number-columns-repeated="2" office:value-type="float" office:value="23.186" calcext:value-type="float">
            <text:p>23.186</text:p>
          </table:table-cell>
          <table:table-cell office:value-type="float" office:value="68.606" calcext:value-type="float">
            <text:p>68.60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83.74" calcext:value-type="float">
            <text:p>83.74</text:p>
          </table:table-cell>
          <table:table-cell table:number-columns-repeated="2" office:value-type="float" office:value="83.206" calcext:value-type="float">
            <text:p>83.206</text:p>
          </table:table-cell>
          <table:table-cell office:value-type="float" office:value="114.959" calcext:value-type="float">
            <text:p>114.95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3.12" calcext:value-type="float">
            <text:p>103.12</text:p>
          </table:table-cell>
          <table:table-cell table:number-columns-repeated="2" office:value-type="float" office:value="106.392" calcext:value-type="float">
            <text:p>106.392</text:p>
          </table:table-cell>
          <table:table-cell office:value-type="float" office:value="183.565" calcext:value-type="float">
            <text:p>183.56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9.404" calcext:value-type="float">
            <text:p>19.404</text:p>
          </table:table-cell>
          <table:table-cell table:number-columns-repeated="2" office:value-type="float" office:value="23.678" calcext:value-type="float">
            <text:p>23.678</text:p>
          </table:table-cell>
          <table:table-cell office:value-type="float" office:value="74.895" calcext:value-type="float">
            <text:p>74.89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85.137" calcext:value-type="float">
            <text:p>85.137</text:p>
          </table:table-cell>
          <table:table-cell table:number-columns-repeated="2" office:value-type="float" office:value="85.583" calcext:value-type="float">
            <text:p>85.583</text:p>
          </table:table-cell>
          <table:table-cell office:value-type="float" office:value="96.765" calcext:value-type="float">
            <text:p>96.76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4.541" calcext:value-type="float">
            <text:p>104.541</text:p>
          </table:table-cell>
          <table:table-cell table:number-columns-repeated="2" office:value-type="float" office:value="109.261" calcext:value-type="float">
            <text:p>109.261</text:p>
          </table:table-cell>
          <table:table-cell office:value-type="float" office:value="171.66" calcext:value-type="float">
            <text:p>171.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21.354" calcext:value-type="float">
            <text:p>21.354</text:p>
          </table:table-cell>
          <table:table-cell table:number-columns-repeated="2" office:value-type="float" office:value="24.392" calcext:value-type="float">
            <text:p>24.392</text:p>
          </table:table-cell>
          <table:table-cell office:value-type="float" office:value="68.024" calcext:value-type="float">
            <text:p>68.0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84.576" calcext:value-type="float">
            <text:p>84.576</text:p>
          </table:table-cell>
          <table:table-cell table:number-columns-repeated="2" office:value-type="float" office:value="85.307" calcext:value-type="float">
            <text:p>85.307</text:p>
          </table:table-cell>
          <table:table-cell office:value-type="float" office:value="91.272" calcext:value-type="float">
            <text:p>91.2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5.93" calcext:value-type="float">
            <text:p>105.93</text:p>
          </table:table-cell>
          <table:table-cell table:number-columns-repeated="2" office:value-type="float" office:value="109.699" calcext:value-type="float">
            <text:p>109.699</text:p>
          </table:table-cell>
          <table:table-cell office:value-type="float" office:value="159.296" calcext:value-type="float">
            <text:p>159.2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9.627" calcext:value-type="float">
            <text:p>19.627</text:p>
          </table:table-cell>
          <table:table-cell table:number-columns-repeated="2" office:value-type="float" office:value="24.25" calcext:value-type="float">
            <text:p>24.25</text:p>
          </table:table-cell>
          <table:table-cell office:value-type="float" office:value="67.306" calcext:value-type="float">
            <text:p>67.30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82.45" calcext:value-type="float">
            <text:p>82.45</text:p>
          </table:table-cell>
          <table:table-cell table:number-columns-repeated="2" office:value-type="float" office:value="85.164" calcext:value-type="float">
            <text:p>85.164</text:p>
          </table:table-cell>
          <table:table-cell office:value-type="float" office:value="90.014" calcext:value-type="float">
            <text:p>90.0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2.077" calcext:value-type="float">
            <text:p>102.077</text:p>
          </table:table-cell>
          <table:table-cell table:number-columns-repeated="2" office:value-type="float" office:value="109.414" calcext:value-type="float">
            <text:p>109.414</text:p>
          </table:table-cell>
          <table:table-cell office:value-type="float" office:value="157.32" calcext:value-type="float">
            <text:p>157.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9.585" calcext:value-type="float">
            <text:p>19.585</text:p>
          </table:table-cell>
          <table:table-cell table:number-columns-repeated="2" office:value-type="float" office:value="23.258" calcext:value-type="float">
            <text:p>23.258</text:p>
          </table:table-cell>
          <table:table-cell office:value-type="float" office:value="70.034" calcext:value-type="float">
            <text:p>70.03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82.276" calcext:value-type="float">
            <text:p>82.276</text:p>
          </table:table-cell>
          <table:table-cell table:number-columns-repeated="2" office:value-type="float" office:value="80.885" calcext:value-type="float">
            <text:p>80.885</text:p>
          </table:table-cell>
          <table:table-cell office:value-type="float" office:value="92.621" calcext:value-type="float">
            <text:p>92.6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1.861" calcext:value-type="float">
            <text:p>101.861</text:p>
          </table:table-cell>
          <table:table-cell table:number-columns-repeated="2" office:value-type="float" office:value="104.143" calcext:value-type="float">
            <text:p>104.143</text:p>
          </table:table-cell>
          <table:table-cell office:value-type="float" office:value="162.655" calcext:value-type="float">
            <text:p>162.6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9.705" calcext:value-type="float">
            <text:p>19.705</text:p>
          </table:table-cell>
          <table:table-cell table:number-columns-repeated="2" office:value-type="float" office:value="23.916" calcext:value-type="float">
            <text:p>23.916</text:p>
          </table:table-cell>
          <table:table-cell office:value-type="float" office:value="67.494" calcext:value-type="float">
            <text:p>67.49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757" calcext:value-type="float">
            <text:p>73.757</text:p>
          </table:table-cell>
          <table:table-cell table:number-columns-repeated="2" office:value-type="float" office:value="80.842" calcext:value-type="float">
            <text:p>80.842</text:p>
          </table:table-cell>
          <table:table-cell office:value-type="float" office:value="88.492" calcext:value-type="float">
            <text:p>88.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462" calcext:value-type="float">
            <text:p>93.462</text:p>
          </table:table-cell>
          <table:table-cell table:number-columns-repeated="2" office:value-type="float" office:value="104.758" calcext:value-type="float">
            <text:p>104.758</text:p>
          </table:table-cell>
          <table:table-cell office:value-type="float" office:value="155.986" calcext:value-type="float">
            <text:p>155.9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9.579" calcext:value-type="float">
            <text:p>19.579</text:p>
          </table:table-cell>
          <table:table-cell table:number-columns-repeated="2" office:value-type="float" office:value="23.962" calcext:value-type="float">
            <text:p>23.962</text:p>
          </table:table-cell>
          <table:table-cell office:value-type="float" office:value="65.533" calcext:value-type="float">
            <text:p>65.5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9.167" calcext:value-type="float">
            <text:p>79.167</text:p>
          </table:table-cell>
          <table:table-cell table:number-columns-repeated="2" office:value-type="float" office:value="76.18" calcext:value-type="float">
            <text:p>76.18</text:p>
          </table:table-cell>
          <table:table-cell office:value-type="float" office:value="98.879" calcext:value-type="float">
            <text:p>98.87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8.746" calcext:value-type="float">
            <text:p>98.746</text:p>
          </table:table-cell>
          <table:table-cell table:number-columns-repeated="2" office:value-type="float" office:value="100.142" calcext:value-type="float">
            <text:p>100.142</text:p>
          </table:table-cell>
          <table:table-cell office:value-type="float" office:value="164.412" calcext:value-type="float">
            <text:p>164.412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/10" office:value-type="float" office:value="19.7424" calcext:value-type="float">
            <text:p>19.7424</text:p>
          </table:table-cell>
          <table:table-cell table:formula="of:=SUM([.D11];[.D14];[.D17];[.D20];[.D23];[.D26];[.D29];[.D32];[.D35];[.D38])/10" office:value-type="float" office:value="23.7369" calcext:value-type="float">
            <text:p>23.7369</text:p>
          </table:table-cell>
          <table:table-cell table:formula="of:=SUM([.E11];[.E14];[.E17];[.E20];[.E23];[.E26];[.E29];[.E32];[.E35];[.E38])/10" office:value-type="float" office:value="23.7369" calcext:value-type="float">
            <text:p>23.7369</text:p>
          </table:table-cell>
          <table:table-cell table:formula="of:=SUM([.F11];[.F14];[.F17];[.F20];[.F23];[.F26];[.F29];[.F32];[.F35];[.F38])/10" office:value-type="float" office:value="68.8271" calcext:value-type="float">
            <text:p>68.827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80.6397" calcext:value-type="float">
            <text:p>80.6397</text:p>
          </table:table-cell>
          <table:table-cell table:formula="of:=SUM([.D12];[.D15];[.D18];[.D21];[.D24];[.D27];[.D30];[.D33];[.D36];[.D39]) / 10" office:value-type="float" office:value="81.4136" calcext:value-type="float">
            <text:p>81.4136</text:p>
          </table:table-cell>
          <table:table-cell table:formula="of:=SUM([.E12];[.E15];[.E18];[.E21];[.E24];[.E27];[.E30];[.E33];[.E36];[.E39]) / 10" office:value-type="float" office:value="81.4136" calcext:value-type="float">
            <text:p>81.4136</text:p>
          </table:table-cell>
          <table:table-cell table:formula="of:=SUM([.F12];[.F15];[.F18];[.F21];[.F24];[.F27];[.F30];[.F33];[.F36];[.F39]) / 10" office:value-type="float" office:value="91.01" calcext:value-type="float">
            <text:p>91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6"/>
        </table:table-row>
      </table:table>
      <table:table table:name="Raspberry PI 3 B+" table:style-name="ta1">
        <table:shapes>
          <draw:frame draw:z-index="0" draw:style-name="gr1" draw:text-style-name="P1" svg:width="453.34pt" svg:height="255.15pt" svg:x="54.31pt" svg:y="398.38pt">
            <draw:object draw:notify-on-update-of-ranges="'Raspberry PI 3 B+'.C6:'Raspberry PI 3 B+'.F6 'Raspberry PI 3 B+'.C28:'Raspberry PI 3 B+'.F28 'Raspberry PI 3 B+'.C6:'Raspberry PI 3 B+'.F6 'Raspberry PI 3 B+'.C29:'Raspberry PI 3 B+'.F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32 GB Sandisk SD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08.678" calcext:value-type="float">
            <text:p>108.678</text:p>
          </table:table-cell>
          <table:table-cell office:value-type="float" office:value="140.077" calcext:value-type="float">
            <text:p>140.077</text:p>
          </table:table-cell>
          <table:table-cell office:value-type="float" office:value="326.208" calcext:value-type="float">
            <text:p>326.208</text:p>
          </table:table-cell>
          <table:table-cell office:value-type="float" office:value="408.744" calcext:value-type="float">
            <text:p>408.74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2.53" calcext:value-type="float">
            <text:p>52.53</text:p>
          </table:table-cell>
          <table:table-cell office:value-type="float" office:value="103.891" calcext:value-type="float">
            <text:p>103.891</text:p>
          </table:table-cell>
          <table:table-cell office:value-type="float" office:value="222.807" calcext:value-type="float">
            <text:p>222.807</text:p>
          </table:table-cell>
          <table:table-cell office:value-type="float" office:value="422.829" calcext:value-type="float">
            <text:p>422.82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07.924" calcext:value-type="float">
            <text:p>107.924</text:p>
          </table:table-cell>
          <table:table-cell office:value-type="float" office:value="145.441" calcext:value-type="float">
            <text:p>145.441</text:p>
          </table:table-cell>
          <table:table-cell office:value-type="float" office:value="646.17" calcext:value-type="float">
            <text:p>646.17</text:p>
          </table:table-cell>
          <table:table-cell office:value-type="float" office:value="2653.102" calcext:value-type="float">
            <text:p>2653.10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110.59" calcext:value-type="float">
            <text:p>110.59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10.919" calcext:value-type="float">
            <text:p>410.91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04.644" calcext:value-type="float">
            <text:p>104.644</text:p>
          </table:table-cell>
          <table:table-cell office:value-type="float" office:value="534.211" calcext:value-type="float">
            <text:p>534.211</text:p>
          </table:table-cell>
          <table:table-cell office:value-type="float" office:value="279.547" calcext:value-type="float">
            <text:p>279.547</text:p>
          </table:table-cell>
          <table:table-cell office:value-type="float" office:value="437.512" calcext:value-type="float">
            <text:p>437.5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2.072" calcext:value-type="float">
            <text:p>52.072</text:p>
          </table:table-cell>
          <table:table-cell office:value-type="float" office:value="120.81" calcext:value-type="float">
            <text:p>120.81</text:p>
          </table:table-cell>
          <table:table-cell office:value-type="float" office:value="238.342" calcext:value-type="float">
            <text:p>238.342</text:p>
          </table:table-cell>
          <table:table-cell office:value-type="float" office:value="468.417" calcext:value-type="float">
            <text:p>468.41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61.64" calcext:value-type="float">
            <text:p>161.64</text:p>
          </table:table-cell>
          <table:table-cell office:value-type="float" office:value="147.749" calcext:value-type="float">
            <text:p>147.749</text:p>
          </table:table-cell>
          <table:table-cell office:value-type="float" office:value="1499.805" calcext:value-type="float">
            <text:p>1499.805</text:p>
          </table:table-cell>
          <table:table-cell office:value-type="float" office:value="1707.01" calcext:value-type="float">
            <text:p>1707.0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3.17" calcext:value-type="float">
            <text:p>53.17</text:p>
          </table:table-cell>
          <table:table-cell office:value-type="float" office:value="119.774" calcext:value-type="float">
            <text:p>119.774</text:p>
          </table:table-cell>
          <table:table-cell office:value-type="float" office:value="256.637" calcext:value-type="float">
            <text:p>256.637</text:p>
          </table:table-cell>
          <table:table-cell office:value-type="float" office:value="446.214" calcext:value-type="float">
            <text:p>446.21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592.462" calcext:value-type="float">
            <text:p>592.462</text:p>
          </table:table-cell>
          <table:table-cell office:value-type="float" office:value="338.187" calcext:value-type="float">
            <text:p>338.187</text:p>
          </table:table-cell>
          <table:table-cell office:value-type="float" office:value="1485.63" calcext:value-type="float">
            <text:p>1485.6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2.665" calcext:value-type="float">
            <text:p>52.665</text:p>
          </table:table-cell>
          <table:table-cell office:value-type="float" office:value="188.77" calcext:value-type="float">
            <text:p>188.77</text:p>
          </table:table-cell>
          <table:table-cell office:value-type="float" office:value="246.543" calcext:value-type="float">
            <text:p>246.543</text:p>
          </table:table-cell>
          <table:table-cell office:value-type="float" office:value="474.88" calcext:value-type="float">
            <text:p>474.8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10.154" calcext:value-type="float">
            <text:p>110.154</text:p>
          </table:table-cell>
          <table:table-cell office:value-type="float" office:value="158.7" calcext:value-type="float">
            <text:p>158.7</text:p>
          </table:table-cell>
          <table:table-cell office:value-type="float" office:value="885.94" calcext:value-type="float">
            <text:p>885.94</text:p>
          </table:table-cell>
          <table:table-cell office:value-type="float" office:value="463.495" calcext:value-type="float">
            <text:p>463.495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1.99" calcext:value-type="float">
            <text:p>51.99</text:p>
          </table:table-cell>
          <table:table-cell office:value-type="float" office:value="121.144" calcext:value-type="float">
            <text:p>121.144</text:p>
          </table:table-cell>
          <table:table-cell office:value-type="float" office:value="239.972" calcext:value-type="float">
            <text:p>239.972</text:p>
          </table:table-cell>
          <table:table-cell office:value-type="float" office:value="474.983" calcext:value-type="float">
            <text:p>474.98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641.537" calcext:value-type="float">
            <text:p>641.537</text:p>
          </table:table-cell>
          <table:table-cell office:value-type="float" office:value="157.741" calcext:value-type="float">
            <text:p>157.741</text:p>
          </table:table-cell>
          <table:table-cell office:value-type="float" office:value="279.792" calcext:value-type="float">
            <text:p>279.792</text:p>
          </table:table-cell>
          <table:table-cell office:value-type="float" office:value="638.812" calcext:value-type="float">
            <text:p>638.8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2.877" calcext:value-type="float">
            <text:p>52.877</text:p>
          </table:table-cell>
          <table:table-cell office:value-type="float" office:value="119.738" calcext:value-type="float">
            <text:p>119.738</text:p>
          </table:table-cell>
          <table:table-cell office:value-type="float" office:value="222.179" calcext:value-type="float">
            <text:p>222.179</text:p>
          </table:table-cell>
          <table:table-cell office:value-type="float" office:value="475.646" calcext:value-type="float">
            <text:p>475.64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22.299" calcext:value-type="float">
            <text:p>122.299</text:p>
          </table:table-cell>
          <table:table-cell office:value-type="float" office:value="585.775" calcext:value-type="float">
            <text:p>585.775</text:p>
          </table:table-cell>
          <table:table-cell office:value-type="float" office:value="468.49" calcext:value-type="float">
            <text:p>468.49</text:p>
          </table:table-cell>
          <table:table-cell office:value-type="float" office:value="2403.661" calcext:value-type="float">
            <text:p>2403.66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61.174" calcext:value-type="float">
            <text:p>61.174</text:p>
          </table:table-cell>
          <table:table-cell office:value-type="float" office:value="172.249" calcext:value-type="float">
            <text:p>172.249</text:p>
          </table:table-cell>
          <table:table-cell office:value-type="float" office:value="244.49" calcext:value-type="float">
            <text:p>244.49</text:p>
          </table:table-cell>
          <table:table-cell office:value-type="float" office:value="476.478" calcext:value-type="float">
            <text:p>476.47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08.935" calcext:value-type="float">
            <text:p>108.935</text:p>
          </table:table-cell>
          <table:table-cell office:value-type="float" office:value="154.883" calcext:value-type="float">
            <text:p>154.883</text:p>
          </table:table-cell>
          <table:table-cell office:value-type="float" office:value="592.027" calcext:value-type="float">
            <text:p>592.027</text:p>
          </table:table-cell>
          <table:table-cell office:value-type="float" office:value="466.74" calcext:value-type="float">
            <text:p>466.7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6.883" calcext:value-type="float">
            <text:p>56.883</text:p>
          </table:table-cell>
          <table:table-cell office:value-type="float" office:value="119.791" calcext:value-type="float">
            <text:p>119.791</text:p>
          </table:table-cell>
          <table:table-cell office:value-type="float" office:value="238.335" calcext:value-type="float">
            <text:p>238.335</text:p>
          </table:table-cell>
          <table:table-cell office:value-type="float" office:value="475.008" calcext:value-type="float">
            <text:p>475.00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21.714" calcext:value-type="float">
            <text:p>121.714</text:p>
          </table:table-cell>
          <table:table-cell office:value-type="float" office:value="1227.978" calcext:value-type="float">
            <text:p>1227.978</text:p>
          </table:table-cell>
          <table:table-cell office:value-type="float" office:value="519.902" calcext:value-type="float">
            <text:p>519.902</text:p>
          </table:table-cell>
          <table:table-cell office:value-type="float" office:value="3176.592" calcext:value-type="float">
            <text:p>3176.59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61.567" calcext:value-type="float">
            <text:p>61.567</text:p>
          </table:table-cell>
          <table:table-cell office:value-type="float" office:value="169.461" calcext:value-type="float">
            <text:p>169.461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74.649" calcext:value-type="float">
            <text:p>474.64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8];[.C10];[.C12];[.C14];[.C16];[.C18];[.C20];[.C22];[.C24];[.C26]) / 10" office:value-type="float" office:value="169.3188" calcext:value-type="float">
            <text:p>169.3188</text:p>
          </table:table-cell>
          <table:table-cell table:formula="of:=SUM([.D8];[.D10];[.D12];[.D14];[.D16];[.D18];[.D20];[.D22];[.D24];[.D26]) / 10" office:value-type="float" office:value="384.5017" calcext:value-type="float">
            <text:p>384.5017</text:p>
          </table:table-cell>
          <table:table-cell table:formula="of:=SUM([.E8];[.E10];[.E12];[.E14];[.E16];[.E18];[.E20];[.E22];[.E24];[.E26]) / 10" office:value-type="float" office:value="583.6068" calcext:value-type="float">
            <text:p>583.6068</text:p>
          </table:table-cell>
          <table:table-cell table:formula="of:=SUM([.F8];[.F10];[.F12];[.F14];[.F16];[.F18];[.F20];[.F22];[.F24];[.F26]) / 10" office:value-type="float" office:value="1384.1298" calcext:value-type="float">
            <text:p>1384.129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table:formula="of:=SUM([.C9];[.C11];[.C13];[.C15];[.C17];[.C19];[.C21];[.C23];[.C25];[.C27]) / 10" office:value-type="float" office:value="60.5518" calcext:value-type="float">
            <text:p>60.5518</text:p>
          </table:table-cell>
          <table:table-cell table:formula="of:=SUM([.D9];[.D11];[.D13];[.D15];[.D17];[.D19];[.D21];[.D23];[.D25];[.D27]) / 10" office:value-type="float" office:value="135.6102" calcext:value-type="float">
            <text:p>135.6102</text:p>
          </table:table-cell>
          <table:table-cell table:formula="of:=SUM([.E9];[.E11];[.E13];[.E15];[.E17];[.E19];[.E21];[.E23];[.E25];[.E27]) / 10" office:value-type="float" office:value="248.2017" calcext:value-type="float">
            <text:p>248.2017</text:p>
          </table:table-cell>
          <table:table-cell table:formula="of:=SUM([.F9];[.F11];[.F13];[.F15];[.F17];[.F19];[.F21];[.F23];[.F25];[.F27]) / 10" office:value-type="float" office:value="460.0023" calcext:value-type="float">
            <text:p>460.0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8:04:39.032895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6-20T18:13:05.523294026</dc:date>
    <meta:editing-duration>PT1H17M7S</meta:editing-duration>
    <meta:editing-cycles>19</meta:editing-cycles>
    <meta:generator>LibreOffice/6.0.7.3$Linux_X86_64 LibreOffice_project/00m0$Build-3</meta:generator>
    <meta:document-statistic meta:table-count="2" meta:cell-count="3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3.952cm" style:legend-expansion="high" chart:style-name="ch2"/>
        <chart:plot-area chart:style-name="ch3" table:cell-range-address="'i7 8565@1.8 GHz'.C9:'i7 8565@1.8 GHz'.F9 'i7 8565@1.8 GHz'.C41:'i7 8565@1.8 GHz'.F42" chart:data-source-has-labels="row" svg:x="0.32cm" svg:y="0.18cm" svg:width="12.137cm" svg:height="8.64cm">
          <chartooo:coordinate-region svg:x="0.941cm" svg:y="0.379cm" svg:width="10.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7 8565@1.8 GHz'.C41:'i7 8565@1.8 GHz'.F41" loext:label-string="i_o" chart:class="chart:scatter">
            <chart:domain table:cell-range-address="'i7 8565@1.8 GHz'.C9:'i7 8565@1.8 GHz'.F9"/>
            <chart:data-point chart:repeated="4"/>
          </chart:series>
          <chart:series chart:style-name="ch7" chart:values-cell-range-address="'i7 8565@1.8 GHz'.C42:'i7 8565@1.8 GHz'.F42" loext:label-string="computation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</text:p>
              </table:table-cell>
              <table:table-cell office:value-type="string">
                <text:p>compu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19.7424">
                <text:p>19.7424</text:p>
                <draw:g>
                  <svg:desc>'i7 8565@1.8 GHz'.C41:'i7 8565@1.8 GHz'.F41</svg:desc>
                </draw:g>
              </table:table-cell>
              <table:table-cell office:value-type="float" office:value="80.6397">
                <text:p>80.6397</text:p>
                <draw:g>
                  <svg:desc>'i7 8565@1.8 GHz'.C42:'i7 8565@1.8 GHz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3.7369">
                <text:p>23.7369</text:p>
              </table:table-cell>
              <table:table-cell office:value-type="float" office:value="81.4136">
                <text:p>81.4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23.7369">
                <text:p>23.7369</text:p>
              </table:table-cell>
              <table:table-cell office:value-type="float" office:value="81.4136">
                <text:p>81.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8.8271">
                <text:p>68.8271</text:p>
              </table:table-cell>
              <table:table-cell office:value-type="float" office:value="91.01">
                <text:p>91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scatter" chart:style-name="ch1">
        <chart:legend chart:legend-position="end" svg:x="12.771cm" svg:y="3.953cm" style:legend-expansion="high" chart:style-name="ch2"/>
        <chart:plot-area chart:style-name="ch3" table:cell-range-address="'Raspberry PI 3 B+'.C6:'Raspberry PI 3 B+'.F6 'Raspberry PI 3 B+'.C28:'Raspberry PI 3 B+'.F29" chart:data-source-has-labels="row" svg:x="0.319cm" svg:y="0.18cm" svg:width="12.133cm" svg:height="8.642cm">
          <chartooo:coordinate-region svg:x="1.126cm" svg:y="0.379cm" svg:width="10.491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spberry PI 3 B+'.C28:'Raspberry PI 3 B+'.F28" loext:label-string="i_o" chart:class="chart:scatter">
            <chart:domain table:cell-range-address="'Raspberry PI 3 B+'.C6:'Raspberry PI 3 B+'.F6"/>
            <chart:data-point chart:repeated="4"/>
          </chart:series>
          <chart:series chart:style-name="ch7" chart:values-cell-range-address="'Raspberry PI 3 B+'.C29:'Raspberry PI 3 B+'.F29" loext:label-string="computation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</text:p>
              </table:table-cell>
              <table:table-cell office:value-type="string">
                <text:p>i_o</text:p>
              </table:table-cell>
              <table:table-cell office:value-type="string">
                <text:p>compu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Raspberry PI 3 B+'.C6:'Raspberry PI 3 B+'.F6</svg:desc>
                </draw:g>
              </table:table-cell>
              <table:table-cell office:value-type="float" office:value="169.3188">
                <text:p>169.3188</text:p>
                <draw:g>
                  <svg:desc>'Raspberry PI 3 B+'.C28:'Raspberry PI 3 B+'.F28</svg:desc>
                </draw:g>
              </table:table-cell>
              <table:table-cell office:value-type="float" office:value="60.5518">
                <text:p>60.5518</text:p>
                <draw:g>
                  <svg:desc>'Raspberry PI 3 B+'.C29:'Raspberry PI 3 B+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384.5017">
                <text:p>384.5017</text:p>
              </table:table-cell>
              <table:table-cell office:value-type="float" office:value="135.6102">
                <text:p>135.6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583.6068">
                <text:p>583.6068</text:p>
              </table:table-cell>
              <table:table-cell office:value-type="float" office:value="248.2017">
                <text:p>248.2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384.1298">
                <text:p>1384.1298</text:p>
              </table:table-cell>
              <table:table-cell office:value-type="float" office:value="460.0023">
                <text:p>460.0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